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242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293.92pt" svg:y="180.54pt">
            <draw:object draw:notify-on-update-of-ranges="Sheet1.A1:Sheet1.A1 Sheet1.A2:Sheet1.A4 Sheet1.D1:Sheet1.D1 Sheet1.D2:Sheet1.D4 Sheet1.E1:Sheet1.E1 Sheet1.E2:Sheet1.E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Nodos</text:p>
          </table:table-cell>
          <table:table-cell office:value-type="string" calcext:value-type="string">
            <text:p>Aristas</text:p>
          </table:table-cell>
          <table:table-cell table:style-name="Default" office:value-type="string" calcext:value-type="string">
            <text:p>Densidad respecto a completo</text:p>
          </table:table-cell>
          <table:table-cell office:value-type="string" calcext:value-type="string">
            <text:p>Promedio tiempo por iter en segundos variando c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Stanford</text:p>
          </table:table-cell>
          <table:table-cell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table:formula="of:=[.C2]/([.B2]*([.B2]-1)/2)*10000" office:value-type="float" office:value="0.581987047122282" calcext:value-type="float">
            <text:p>0.581987</text:p>
          </table:table-cell>
          <table:table-cell office:value-type="float" office:value="0.1888811686" calcext:value-type="float">
            <text:p>0.1888811686</text:p>
          </table:table-cell>
          <table:table-cell office:value-type="float" office:value="0.0032585545" calcext:value-type="float">
            <text:p>0.0032585545</text:p>
          </table:table-cell>
        </table:table-row>
        <table:table-row table:style-name="ro1">
          <table:table-cell office:value-type="string" calcext:value-type="string">
            <text:p>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7600595" calcext:value-type="float">
            <text:p>7600595</text:p>
          </table:table-cell>
          <table:table-cell table:formula="of:=[.C3]/([.B3]*([.B3]-1)/2)*10000" office:value-type="float" office:value="0.323746799719159" calcext:value-type="float">
            <text:p>0.323747</text:p>
          </table:table-cell>
          <table:table-cell office:value-type="float" office:value="0.0781386311" calcext:value-type="float">
            <text:p>0.0781386311</text:p>
          </table:table-cell>
          <table:table-cell office:value-type="float" office:value="0.0016474113" calcext:value-type="float">
            <text:p>0.0016474113</text:p>
          </table:table-cell>
        </table:table-row>
        <table:table-row table:style-name="ro1">
          <table:table-cell office:value-type="string" calcext:value-type="string">
            <text:p>NotreDame</text:p>
          </table:table-cell>
          <table:table-cell office:value-type="float" office:value="325729" calcext:value-type="float">
            <text:p>325729</text:p>
          </table:table-cell>
          <table:table-cell office:value-type="float" office:value="1497134" calcext:value-type="float">
            <text:p>1497134</text:p>
          </table:table-cell>
          <table:table-cell table:formula="of:=[.C4]/([.B4]*([.B4]-1)/2)*10000" office:value-type="float" office:value="0.282214387291794" calcext:value-type="float">
            <text:p>0.282214</text:p>
          </table:table-cell>
          <table:table-cell office:value-type="float" office:value="0.0596766908" calcext:value-type="float">
            <text:p>0.0596766908</text:p>
          </table:table-cell>
          <table:table-cell office:value-type="float" office:value="0.0007883973" calcext:value-type="float">
            <text:p>0.0007883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3:22:05.226962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06:32.956091052</meta:creation-date>
    <dc:date>2015-10-03T13:27:37.905133022</dc:date>
    <meta:editing-duration>PT43M5S</meta:editing-duration>
    <meta:editing-cycles>13</meta:editing-cycles>
    <meta:generator>LibreOffice/4.4.3.2$Linux_X86_64 LibreOffice_project/4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3.753cm" style:legend-expansion="high" chart:style-name="ch2"/>
        <chart:plot-area chart:style-name="ch3" table:cell-range-address="Sheet1.A1:Sheet1.A4 Sheet1.D1:Sheet1.E4" chart:data-source-has-labels="both" svg:x="0.32cm" svg:y="0.18cm" svg:width="9.948cm" svg:height="8.64cm">
          <chartooo:coordinate-region svg:x="1.047cm" svg:y="0.38cm" svg:width="9.221cm" svg:height="7.793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4" chart:label-cell-address="Sheet1.D1:Sheet1.D1" chart:class="chart:bar">
            <chart:data-point chart:repeated="3"/>
          </chart:series>
          <chart:series chart:style-name="ch8" chart:values-cell-range-address="Sheet1.E2:Sheet1.E4" chart:label-cell-address="Sheet1.E1:Sheet1.E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dad respecto a completo</text:p>
                <draw:g>
                  <svg:desc>Sheet1.D1:Sheet1.D1</svg:desc>
                </draw:g>
              </table:table-cell>
              <table:table-cell office:value-type="string">
                <text:p>Promedio tiempo por iter en segundos variando 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nford</text:p>
                <draw:g>
                  <svg:desc>Sheet1.A2:Sheet1.A4</svg:desc>
                </draw:g>
              </table:table-cell>
              <table:table-cell office:value-type="float" office:value="0.581987047122282">
                <text:p>0.581987047122282</text:p>
                <draw:g>
                  <svg:desc>Sheet1.D2:Sheet1.D4</svg:desc>
                </draw:g>
              </table:table-cell>
              <table:table-cell office:value-type="float" office:value="0.1888811686">
                <text:p>0.1888811686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BerkStan</text:p>
              </table:table-cell>
              <table:table-cell office:value-type="float" office:value="0.323746799719159">
                <text:p>0.323746799719159</text:p>
              </table:table-cell>
              <table:table-cell office:value-type="float" office:value="0.0781386311">
                <text:p>0.0781386311</text:p>
              </table:table-cell>
            </table:table-row>
            <table:table-row>
              <table:table-cell office:value-type="string">
                <text:p>NotreDame</text:p>
              </table:table-cell>
              <table:table-cell office:value-type="float" office:value="0.282214387291794">
                <text:p>0.282214387291794</text:p>
              </table:table-cell>
              <table:table-cell office:value-type="float" office:value="0.0596766908">
                <text:p>0.0596766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